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Standard">
      <style:paragraph-properties style:page-number="auto"/>
      <style:text-properties fo:font-size="16pt" style:font-size-asian="16pt"/>
    </style:style>
    <style:style style:name="P2" style:family="paragraph" style:parent-style-name="Header">
      <style:text-properties style:font-name="Impact" fo:font-size="26pt" style:text-underline-style="solid" style:text-underline-width="auto" style:text-underline-color="font-color" style:font-size-asian="26pt"/>
    </style:style>
    <style:style style:name="P3" style:family="paragraph" style:parent-style-name="Footer">
      <style:text-properties fo:font-size="18pt" style:font-size-asian="18pt"/>
    </style:style>
    <style:style style:name="P4" style:family="paragraph" style:parent-style-name="Standard">
      <style:text-properties fo:font-size="12pt" style:font-size-asian="12pt"/>
    </style:style>
    <style:style style:name="P5" style:family="paragraph" style:parent-style-name="Standard">
      <style:text-properties fo:font-size="8pt" style:font-size-asian="8pt"/>
    </style:style>
    <style:style style:name="P6" style:family="paragraph" style:parent-style-name="Standard" style:list-style-name="WW8Num2">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7" style:family="paragraph" style:parent-style-name="Standard" style:list-style-name="WW8Num8">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8" style:family="paragraph" style:parent-style-name="Standard" style:list-style-name="WW8Num11">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9" style:family="paragraph" style:parent-style-name="Standard" style:list-style-name="WW8Num21">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0" style:family="paragraph" style:parent-style-name="Standard" style:list-style-name="WW8Num1">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1" style:family="paragraph" style:parent-style-name="Standard" style:list-style-name="WW8Num19">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2" style:family="paragraph" style:parent-style-name="Standard" style:list-style-name="WW8Num9">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3" style:family="paragraph" style:parent-style-name="Standard" style:list-style-name="WW8Num4">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4" style:family="paragraph" style:parent-style-name="Standard" style:list-style-name="WW8Num17">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5" style:family="paragraph" style:parent-style-name="Standard" style:list-style-name="WW8Num6">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6" style:family="paragraph" style:parent-style-name="Standard" style:list-style-name="WW8Num3">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7" style:family="paragraph" style:parent-style-name="Standard" style:list-style-name="WW8Num16">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8" style:family="paragraph" style:parent-style-name="Standard" style:list-style-name="WW8Num18">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19" style:family="paragraph" style:parent-style-name="Standard" style:list-style-name="WW8Num14">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20" style:family="paragraph" style:parent-style-name="Standard" style:list-style-name="WW8Num12">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21" style:family="paragraph" style:parent-style-name="Standard" style:list-style-name="WW8Num23">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22" style:family="paragraph" style:parent-style-name="Standard" style:list-style-name="WW8Num5">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23" style:family="paragraph" style:parent-style-name="Standard" style:list-style-name="WW8Num22">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24" style:family="paragraph" style:parent-style-name="Standard" style:list-style-name="WW8Num13">
      <style:paragraph-properties fo:margin-left="0.7417in" fo:margin-right="0in" fo:text-indent="-0.25in" style:auto-text-indent="false">
        <style:tab-stops>
          <style:tab-stop style:position="0.7417in"/>
        </style:tab-stops>
      </style:paragraph-properties>
      <style:text-properties fo:font-size="12pt" style:font-size-asian="12pt"/>
    </style:style>
    <style:style style:name="P25" style:family="paragraph" style:parent-style-name="Standard">
      <style:paragraph-properties fo:break-before="page"/>
      <style:text-properties fo:font-size="16pt" fo:font-weight="bold" style:font-size-asian="16pt" style:font-weight-asian="bold"/>
    </style:style>
    <style:style style:name="P26" style:family="paragraph" style:parent-style-name="Standard" style:list-style-name="WW8Num10">
      <style:paragraph-properties fo:margin-left="0.5in" fo:margin-right="0in" fo:text-indent="-0.25in" style:auto-text-indent="false">
        <style:tab-stops>
          <style:tab-stop style:position="0.5in"/>
        </style:tab-stops>
      </style:paragraph-properties>
      <style:text-properties fo:font-size="12pt" style:font-size-asian="12pt"/>
    </style:style>
    <style:style style:name="P27" style:family="paragraph" style:parent-style-name="Standard">
      <style:paragraph-properties fo:margin-left="0.7417in" fo:margin-right="0in" fo:text-indent="0in" style:auto-text-indent="false"/>
      <style:text-properties fo:font-size="8pt" style:font-size-asian="8pt"/>
    </style:style>
    <style:style style:name="P28" style:family="paragraph" style:parent-style-name="Text_20_body">
      <style:text-properties fo:font-size="12pt" style:font-size-asian="12pt"/>
    </style:style>
    <style:style style:name="T1" style:family="text">
      <style:text-properties fo:font-size="12pt" style:text-underline-style="solid" style:text-underline-width="auto" style:text-underline-color="font-color" style:font-size-asian="12pt"/>
    </style:style>
    <style:style style:name="T2" style:family="text">
      <style:text-properties fo:font-size="12pt" style:text-underline-style="solid" style:text-underline-width="auto" style:text-underline-color="font-color" fo:font-weight="bold" style:font-size-asian="12pt" style:font-weight-asian="bold"/>
    </style:style>
    <style:style style:name="T3" style:family="text">
      <style:text-properties fo:font-size="12pt" style:font-size-asian="12pt"/>
    </style:style>
    <style:style style:name="T4" style:family="text">
      <style:text-properties fo:font-size="12pt" fo:font-weight="bold"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onnie</text:h>
      <text:p text:style-name="P4">Dievegge</text:p>
      <text:p text:style-name="P4">Sneaky, soms slijmerig, soms sjacherijnig, eigendunk, ijdel</text:p>
      <text:p text:style-name="P4">Bekenden:</text:p>
      <text:list xml:id="list1501877848" text:style-name="WW8Num2">
        <text:list-item>
          <text:p text:style-name="P6">Minister van onderwijs: Maria</text:p>
        </text:list-item>
        <text:list-item>
          <text:p text:style-name="P6">Barman: James</text:p>
        </text:list-item>
        <text:list-item>
          <text:p text:style-name="P6">Jeugdvriendinnen: Angie en Stephanie</text:p>
        </text:list-item>
      </text:list>
      <text:p text:style-name="Standard"><text:span text:style-name="T1">Maria</text:span><text:span text:style-name="T3">: je kwam vorige week Maria tegen in het park. Ze was haar suffe poedeltje aan het uitlaten in het park. Je wist dat ze dat vaker deed, want het was je plan een vriendschap aan te gaan met zo’n braverik als zij die je op het feest van vanavond als introducé mee zou nemen. Je bent een week heel aardig tegen Maria geweest om hier op dit feest kostbaarheden te kunnen jatten <text:s/>en het liefst de juwelen van president Victor. Je hebt haar gebruikt eigenlijk om binnen te komen en nu je binnen bent is de noodzaak om aardig tegen haar te doen weggevallen. Je doet nog je best om aardig te zijn, maar het lukt wat minder goed dan voorheen.<text:tab/><text:tab/><text:tab/><text:tab/></text:span></text:p>
      <text:p text:style-name="Standard"><text:span text:style-name="T1">James</text:span><text:span text:style-name="T3">: Voor James pas je een beetje op je tellen. Hij is al vaker barman geweest op feestjes waar jij was geweest en ook flinke buiten hebt gemaakt. Hij hoeft niet bepaald een Sherlock Holmes te zijn om de conclusie te trekken dat jij de dievegge op al die feesten was. Stel dat hij iets vermoed, wat dan? Je vind dat barmannen een zwijgplicht zouden moeten hebben, dat zou je goed uitkomen.</text:span></text:p>
      <text:p text:style-name="Standard"><text:span text:style-name="T1">Angel</text:span><text:span text:style-name="T3">: Drie maanden geleden ben je weer teruggekomen naar Nederland uit Amerika. Daar heb je een aantal jaar gewond, maar bent weer terug omdat je geld op was en je wist van al die exclusieve feesten hier. De afgelopen drie en dit feest zouden genoeg geld bij elkaar opleveren om weer een aantal jaar in Amerika zonder zorgen te kunnen leven. Pas geleden kwam je Angie tegen, een vriendin van vroeger. Toen je naar Amerika ging, was je haar uit het oog verloren. Toen jullie elkaar vroeger voor het eerst tegen kwamen, lagen jullie elkaar meteen. Jullie waren het erover eens dat misdaad loont en spraken over het veroveren van de wereld, meesterdief, drugbaron of rijk worden. Toen je haar zag, had je te weinig tijd om met haar bij te kletsen, maar lang genoeg om te weten dat ze vanavond zou komen. Ze zag er slecht uit toen je haar zag. Ze zou toch niet zelf aan de drugs zijn gegaan in plaats van deze aan verslaafde sukkels door te dealen voor veel geld?</text:span></text:p>
      <text:p text:style-name="Standard"><text:span text:style-name="T1">Stephanie</text:span><text:span text:style-name="T3">: Je had niet verwacht dat Stephanie er vanavond ook zou zijn. Ze was je beste vriendin voordat je Angie tegen kwam. Je kon net iets beter met Angie dan met haar opschieten, maar wat jou betreft waren jullie een groepje van drie geworden, maar Angie wou dat niet. Angie vond Stephanie te slap om de wereld te kunnen veroveren en pestte haar steeds bij jou weg. Je had er in theorie iets van kunnen zeggen tegen Angie, maar je kon het gewoon niet opbrengen om je beste vriendin te bekritiseren en na een tijdje zag je Stephanie niet meer.</text:span></text:p>
      <text:p text:style-name="P4">Toen was je haar uit het oog verloren en misschien is het nu anders en kun je weer vriendinnen met haar worden.</text:p>
      <text:p text:style-name="Standard"><text:span text:style-name="T4">Doel: </text:span><text:span text:style-name="T3">Het liefst de duurste juwelen van president Victor stelen, maar andere kostbaarheden zijn ook goed. Praat met hem, ‘pas op zijn spullen’ of probeer hem ruzie te laten krijgen met zijn vrouw zodat hij andere dingen aan zijn hoofd heeft.</text:span></text:p>
      <text:p text:style-name="P25">2. Maria</text:p>
      <text:p text:style-name="P4">Minister van onderwijs</text:p>
      <text:p text:style-name="P4">Aardig, naief, verbittert om sommige mensen, soms onredelijk</text:p>
      <text:p text:style-name="P4">Bekenden:</text:p>
      <text:list xml:id="list1446227563" text:style-name="WW8Num8">
        <text:list-item>
          <text:p text:style-name="P7">Minister van Defensie: Margareth</text:p>
        </text:list-item>
        <text:list-item>
          <text:p text:style-name="P7">Minister van Economische Dingen: Judas</text:p>
        </text:list-item>
        <text:list-item>
          <text:p text:style-name="P7">President: Victor</text:p>
        </text:list-item>
        <text:list-item>
          <text:p text:style-name="P7">Vriendin: Bonnie</text:p>
        </text:list-item>
      </text:list>
      <text:p text:style-name="Standard"><text:span text:style-name="T1">Bonnie</text:span><text:span text:style-name="T3">: Bonnie is je nieuwste vriendin. Je kent haar nog maar sinds vorige week, toen je jouw lieve poedeltje aan het uitlaten was in het park, want daar kwam je haar voor het eerst tegen. Ze doet altijd heel aardig en vriendelijk tegen je. Toen je vertelde dat je naar dit feest ging, vroeg ze of ze mee mocht. Dat vond je wel een gezellig idee.</text:span></text:p>
      <text:p text:style-name="Standard"><text:span text:style-name="T1">Erik</text:span><text:span text:style-name="T3">: de president vind je een toffe peer met mooie idealen en je werkt goed met hem samen en je bent blij dat hij president is geworden. Hij schijnt een vrouw te hebben en een zoon, maar beiden heb je nog nooit in het echt gezien.</text:span></text:p>
      <text:p text:style-name="Standard"><text:span text:style-name="T1">Judas</text:span><text:span text:style-name="T3">: deze president van Financiële Dingen doet altijd heel aardig tegen je. Je vind het heel erg voor hem dat zijn ouders hem Judas hebben genoemd, want je voelt dat hij altijd oprecht en eerlijk tegen je is. Zijn lieve glimlach betoverd jou. Je bent stiekem een beetje op hem verliefd, maar het schijnt dat hij een vrouw heeft. Maar je doet hem graag een plezier als hij iets nodig heeft, of jij hem een handje moet helpen.</text:span></text:p>
      <text:p text:style-name="Standard"><text:span text:style-name="T1">Margareth</text:span><text:span text:style-name="T3">: Margareth en jij kunnen niet zo goed met elkaar overweg. Je vind haar te ruw, onaardig en grof, alles behalve een lady. Je vind dat het leger afgeschaft moet worden en je denkt dat ze daardoor altijd onaardig is: ze is gewoon bang voor haar baan!</text:span></text:p>
      <text:p text:style-name="Standard"><text:span text:style-name="T4">Doel: </text:span><text:span text:style-name="T3">je hebt nu wel lag genoeg samen moeten werken met Margareth. Je weet dat iemand als zij wel veel vijanden moet hebben. Zorg dat ze aftreed als minister met behulp van chantage. Of werk aan de vrede in jullie land. Of zorg dat je eerst meer invloed krijgt om je doelen te bereiken. Zoals op ieder feest zal er wel iemand van de pers rondlopen, misschien kan die je helpen?</text:span></text:p>
      <text:p text:style-name="P25">3. Loïs</text:p>
      <text:p text:style-name="P4">Reporter</text:p>
      <text:p text:style-name="P4">Nieuwsgierig, vriendelijk, soms druk, bijna alles over voor een nieuwtje</text:p>
      <text:p text:style-name="P4">Bekenden:</text:p>
      <text:list xml:id="list1230139634" text:style-name="WW8Num11">
        <text:list-item>
          <text:p text:style-name="P8">Minister van Economische Dingen: Judas</text:p>
        </text:list-item>
        <text:list-item>
          <text:p text:style-name="P8">Cameraman: Mike</text:p>
        </text:list-item>
        <text:list-item>
          <text:p text:style-name="P8">Barman: James</text:p>
        </text:list-item>
        <text:list-item>
          <text:p text:style-name="P8">Vriendin en ex-collega: Christine</text:p>
        </text:list-item>
      </text:list>
      <text:p text:style-name="Standard"><text:span text:style-name="T1">James</text:span><text:span text:style-name="T3">: deze altijd vriendelijke barman is een vriend van je. Je komt hem wel vaker tegen op dit soort exclusieve feestjes. Je weet dat de barman tussen de gesprekken in werkt en dat James altijd zijn oren en ogen open heeft. Als hij iets waardevols weet, dan verteld hij dat en dan beloon je hem met een leuk bedragje.</text:span></text:p>
      <text:p text:style-name="Standard"><text:span text:style-name="T1">Mike</text:span><text:span text:style-name="T3">: Mike is je cameraman. Je kunt goed met hem overweg. Jullie splitsten altijd in het begin op om het nieuws sneller te vinden. Dit heeft wel eens tot gevolg dat je jouw cameraman eerst zijn gesprek af moet laten maken voor je een interview kan houden. </text:span></text:p>
      <text:p text:style-name="Standard"><text:span text:style-name="T1">Judas</text:span><text:span text:style-name="T3">: deze minister vertrouw je voor geen meter. Je gevoel zegt je dat hij aan allerlei vuile zaakjes doet. Je weet wel dat hij in zijn huwelijk vreemdgaat met Jane, maar dat heeft geen nieuwswaarde. </text:span><text:span text:style-name="T1">Toen je Judas bezig zag met Jane heb je snel een foto gemaakt</text:span><text:span text:style-name="T3">, zonder dat Judas het door had, puur om hem te kunnen chanteren voor het grotere nieuws. Als je Judas soms op straat tegenkomt, schaduw je hem, maar dat kun je als reporter wel: hij heeft het niet door volgens jou.</text:span></text:p>
      <text:p text:style-name="Standard"><text:span text:style-name="T1">Christine</text:span><text:span text:style-name="T3">: Christine was vroeger net als jij reporter, maar werkt nu in het zelfde gebouw als de president als typemiep. Dat vind je heel jammer, maar ze heeft nog steeds een beetje die reportersogen. Ze is ook heel open en dat is handig, want ze weet soms leuke verhalen te vertellen over dingen die er in het gebouw van de president afspelen.</text:span></text:p>
      <text:p text:style-name="Standard"><text:span text:style-name="T4">Doel:</text:span><text:span text:style-name="T3"> het nieuws vinden en bekentenissen live uitzenden voor het TV-station waar je voor werkt, je neus in Judas’ vuile zaakjes steken.</text:span></text:p>
      <text:p text:style-name="P25">4. James</text:p>
      <text:h text:style-name="Heading_20_2" text:outline-level="2">Barman</text:h>
      <text:p text:style-name="P4">Vriendelijk, galant, rustig, luisterend</text:p>
      <text:p text:style-name="P4">Bekenden:</text:p>
      <text:list xml:id="list2103228374" text:style-name="WW8Num21">
        <text:list-item>
          <text:p text:style-name="P9">Reporter: Loïs</text:p>
        </text:list-item>
        <text:list-item>
          <text:p text:style-name="P9">Verdacht iemand: Bonnie</text:p>
        </text:list-item>
        <text:list-item>
          <text:p text:style-name="P9">Dealer: Jan-Harm</text:p>
        </text:list-item>
        <text:list-item>
          <text:p text:style-name="P9">Vriendin: Alice</text:p>
        </text:list-item>
      </text:list>
      <text:p text:style-name="Standard"><text:span text:style-name="T1">Bonnie</text:span><text:span text:style-name="T3">: Jij komt als gewild barman wel op meer exclusieve feesten als deze en deze dame heb je vaker gezien. Je herkent die gemene blik in haar ogen meteen. Je weet dat er op al die feestjes waar zij is geweest er allerlei kostbaarheden gestolen zijn. Zou zij dat gedaan hebben? Je houdt haar een beetje in de gaten, want ze is verdacht.</text:span></text:p>
      <text:p text:style-name="Standard"><text:span text:style-name="T1">Loïs</text:span><text:span text:style-name="T3">: deze reporter is een vriendin van je. Jij als barman staat tussen de gesprekken en als je iets interessants opvangt, vertel je het graag aan Loïs, want daar betaald ze goed voor, soms meer dan je loon.</text:span></text:p>
      <text:p text:style-name="Standard"><text:span text:style-name="T1">Jan-Harm</text:span><text:span text:style-name="T3">: je weet dat hij een dealer is, die zich zelf liever Sjamaan noemt, maar je kunt het aan niemand vertellen. Toen je het namelijk aan een ‘vriend’ vertelde, bleek dat deze een trouwe klant was en –loyaal als hij was- het aan de Sjamaan vertelde. Hierdoor is op een dag de Sjamaan met 20 man bij jou thuis langsgeweest en hebben jou mishandeld en je huis vernield. Sindsdien neem je geen risico meer en zwijg je, hoewel je liever wraak of gerechtigheid zou zien.</text:span></text:p>
      <text:p text:style-name="Standard"><text:span text:style-name="T1">Alice</text:span><text:span text:style-name="T3">: deze schone jongedame is een goede vriendin van je. Jullie gaan altijd heel galant en hoffelijk met elkaar om en je luistert geduldig als ze haar hart bij jou komt uitstorten, tenminste, als er geen mensen zijn die willen bestellen. Je was een tijdje op haar verliefd geweest, maar zette dit van je af toen ze met Judas trouwde. Maar wat als hij er niet was?</text:span></text:p>
      <text:p text:style-name="Standard"><text:span text:style-name="T4">Doel:</text:span><text:span text:style-name="T3"> Jan-Harm betaald zetten wat hij heeft gedaan, Judas van Alice weg krijgen, Alice veroveren, veel geld verdienen door goed te luisteren naar nieuwtjes aan de bar, Bonnie in de gaten houden.</text:span></text:p>
      <text:p text:style-name="P25">5. Jan-Harm (Sjamaan)</text:p>
      <text:p text:style-name="P4">Dealer en wapenhandelaar</text:p>
      <text:p text:style-name="P4">Doet waar hij zin in heeft, sociaal voor vrienden, houdt niet van politie en nieuwsgierige mensen</text:p>
      <text:p text:style-name="P4">Bekenden:</text:p>
      <text:list xml:id="list729386095" text:style-name="WW8Num1">
        <text:list-item>
          <text:p text:style-name="P10">Vriendin: Angie (maar je noemt haar Angel)</text:p>
        </text:list-item>
        <text:list-item>
          <text:p text:style-name="P10">Minister van Economische Dingen: Judas</text:p>
        </text:list-item>
        <text:list-item>
          <text:p text:style-name="P10">Barman: James</text:p>
        </text:list-item>
        <text:list-item>
          <text:p text:style-name="P10">Zoon van president: Willem</text:p>
        </text:list-item>
        <text:list-item>
          <text:p text:style-name="P10">Hippie: John</text:p>
        </text:list-item>
        <text:list-item>
          <text:p text:style-name="P10">Klant: Jane</text:p>
        </text:list-item>
      </text:list>
      <text:p text:style-name="Text_20_body"><text:span text:style-name="T3">* Je hebt het al een tijdje gehad met ‘Sjamaan’ als bijnaam en vanochtend had je zelf een veel toffere bijnaam verzonnen. </text:span><text:span text:style-name="T1">Je hebt een leuke hoeveelheid zakjes met wiet (gras),LSD (paracentamols) en heroïne (rietsuiker) bij, evenals een paar kleine subtiele wapentjes. Deze kun je ook in een tas meenemen als je dat makkelijker vind. En geld, daar heb je ook genoeg van. En voor Jane heb je één of meer wapens bij.</text:span></text:p>
      <text:p text:style-name="Standard"><text:span text:style-name="T1">James</text:span><text:span text:style-name="T3">: deze barman kwam er met scherpe observatie achter dat jij een dealer was. Gelukkig vertelde hij dat als eerst aan een man, waarvan James niet wist dat het een trouwe klant bij jou was. Toen je het van hem hoorde, ben je met 10 man bij hem thuis langsgeweest om hem eens flink te mishandelen en zijn hele huis te vernielen. Volgens jou zwijgt hij nu wel.</text:span></text:p>
      <text:p text:style-name="Standard"><text:span text:style-name="T1">Angie</text:span><text:span text:style-name="T3">: Angel is je vriendin: je eigen heroïnehoertje. Ze is namelijk verslaafd aan je heroïne en dat geef je haar dan ook. Je ziet het als een investering, want in ruil daarvoor doet ze alles voor je. Je past wel een beetje op haar: dat ze niet ‘bad’ gaat of opeens met andere gasten gaat kussen.</text:span></text:p>
      <text:p text:style-name="Standard"><text:span text:style-name="T1">Willem</text:span><text:span text:style-name="T3">: het zoontje van de president vind je maar een grote sukkel: hij heeft een te grote bek en te weinig respect. Hij is zo omdat hij een rijkeluiskindje is en nergens voor heeft moeten werken. Hij probeerde een paar keer wiet van je te kopen en toen scheepte je hem af met afgekeurd spul of gewoon met gras. Hij zei er ooit eens wat van, maar je lachte hem uit en ontkende dit. Hoewel je wel graag de edelsteen van zijn pa, president Victor, zou willen hebben.</text:span></text:p>
      <text:p text:style-name="Standard"><text:span text:style-name="T1">Judas</text:span><text:span text:style-name="T3">: Judas is een goede vriend van je. Toen jullie eens samen LSD ophadden, vond hij dat Jan-Harm op Sjamaan leek. Sindsdien noem je jezelf zo. Vroeger dealden jullie beide apart in dezelfde stad. Jullie hadden concurrenten kunnen worden, maar zagen het meer als een sport om zoveel mogelijk verslaafden te lokken met hoge kwaliteit spul en vriendelijke service. Jullie zochten elkaar vaak op. Toen Judas de politiek in ging vroeg hij je zijn klanten van ‘medicijnen’ zou willen voorzien. Dankbaar zei je ja. Uit dankbaarheid krijgt hij gratis drugs als hij daarom vraagt en dat doet hij ook. Om deze reden mocht je met hem mee naar dit feest. Maar niet alleen voor hem, maar ook de mogelijkheid om nieuwe ‘klanten’ te werven ben je hier.</text:span></text:p>
      <text:p text:style-name="Standard"><text:span text:style-name="T1">John</text:span><text:span text:style-name="T3">: John is een goede klant van. Hij koopt vooral LSD en wiet. Je noemt hem vaak Lennon, omdat je hem zo vredelievende <text:s/>hippie vindt. Hij is bevriend met die sukkel Willem, maar daar heb je het nooit met hem over. Je vind Lennon gewoon super <text:s/>cool: puur, vredelievend en altijd aardig en relaxed.</text:span></text:p>
      <text:p text:style-name="Standard"><text:span text:style-name="T1">Jane</text:span><text:span text:style-name="T3">: Jane is een klant van je. Ze koopt echter wapens in plaats van drugs en dat vind je best. Je kent haar alleen zakelijk.</text:span></text:p>
      <text:p text:style-name="Standard"><text:span text:style-name="T4">Doel: </text:span><text:span text:style-name="T3">Nieuwe klanten werven, Willem en James zwartmaken, je vriendin in de gaten houden, alle anti-drug mensen bedreigen, de politie ontlopen, enz..</text:span></text:p>
      <text:p text:style-name="P25">6. Angie (Angel)</text:p>
      <text:p text:style-name="P4">Vriendinnetje van Sjamaan</text:p>
      <text:p text:style-name="P4">Verleidelijk, eigen zin doen, gebruiken van mensen om doel te bereiken, eigenzinnig</text:p>
      <text:p text:style-name="P4">Bekenden:</text:p>
      <text:list xml:id="list1441108665" text:style-name="WW8Num10">
        <text:list-item>
          <text:p text:style-name="P26">Dealer: Jan-Harm (maar je noemt hem Sjamaan)</text:p>
        </text:list-item>
        <text:list-item>
          <text:p text:style-name="P26">Vriendin: Bonnie</text:p>
        </text:list-item>
        <text:list-item>
          <text:p text:style-name="P26">Vroegere vriendin Bonnie: Stephanie</text:p>
        </text:list-item>
        <text:list-item>
          <text:p text:style-name="P26">Kolonel: Cammy</text:p>
        </text:list-item>
      </text:list>
      <text:p text:style-name="P4">* Je bent aan de heroïne verslaafd. Als je zou willen kun je ‘bad’ gaan of vreemde dingen doen.</text:p>
      <text:p text:style-name="Standard"><text:span text:style-name="T1">Bonnie</text:span><text:span text:style-name="T3">: laatst kwam je Bonnie even tegen. Vroeger was ze een goede vriendin van je. Je mocht haar meteen heel graag toen je haar zag. Samen waren jullie het er over eens dat misdaad loont, over het veroveren van de Aarde, rijk, drugbaron of meesterdief worden. Maar Bonnie was ineens weg uit Nederland, ze scheen naar de USA gegaan te zijn. Je bent ergens blij dat ze er is, maar je wet dat ze het niet leuk zal vinden dat je verslaafd bent geraakt aan de heroïne, in plaats van deze aan ‘verslaafde sukkels’ door <text:s/>te dealen. Je doet je best om je verslaving geheim te houden.</text:span></text:p>
      <text:p text:style-name="Standard"><text:span text:style-name="T1">Jan-Harm</text:span><text:span text:style-name="T3">: Sjamaan is je vriendje. Je houdt van hem en zijn heroïne. Hij houdt ook van jou en uit liefde geeft hij je dan heroïne. Uit dank en liefde doe je alles voor hem, niets is te gek. In bed doe je extra je best, want je bent bang dat je op dit gebied te kort zou schieten en hij een ander zou vinden. Je bent bang hem en zijn heroïne te verliezen.</text:span></text:p>
      <text:p text:style-name="Standard"><text:span text:style-name="T1">Stephanie</text:span><text:span text:style-name="T3">: Stephanie was vroeger de vriendin van Bonnie voordat Bonnie jou tegenkwam. Met Bonnie kon je goed <text:s/>opschieten en samen zouden jullie de wereld veroveren. Misschien had Bonnie liever een groepje van drie willen vormen, maar je <text:s/>hebt Stephanie weggepest, want Stephanie is te slap om zulke grootse plannen uit te voeren. Bonnie probeerde er wel eens Stephanie in bescherming te nemen, maar daar luisterde je toch niet naar.</text:span></text:p>
      <text:p text:style-name="Standard"><text:span text:style-name="T1">Cammy</text:span><text:span text:style-name="T3">: Cammy en jij hebben vroeger eens in een dronken bui seks met elkaar gehad. Jullie zaten beide net drie maanden in het leger en op een dronken avond deden jullie het met elkaar. Hierdoor ben je uit het leger gestapt, want eigenlijk kon je haar niet uitstaan: ze deed zo haar best de beste te zijn in het leger, smerig gewoon. Ze schijnt doorgegaan te zijn in het leger en nu kolonel te zijn.</text:span></text:p>
      <text:p text:style-name="Standard"><text:span text:style-name="T4">Doel: </text:span><text:span text:style-name="T3">Sjamaan gelukkig houden, kijken hoe het met Bonnie en Cammy gaat, Stephanie zwart maken, flink ver weg zijn onder de heroïne en het geheim houden voor Bonnie</text:span></text:p>
      <text:p text:style-name="P25">7. Victor</text:p>
      <text:p text:style-name="P4">President</text:p>
      <text:p text:style-name="P4">Aardig, galant, vader, simpel doch goed mens, charmant</text:p>
      <text:p text:style-name="P4">Bekenden :</text:p>
      <text:list xml:id="list389750006" text:style-name="WW8Num19">
        <text:list-item>
          <text:p text:style-name="P11">Vrouw: Leonie</text:p>
        </text:list-item>
        <text:list-item>
          <text:p text:style-name="P11">Zoon: Willem</text:p>
        </text:list-item>
        <text:list-item>
          <text:p text:style-name="P11">Minnares: Christine</text:p>
        </text:list-item>
        <text:list-item>
          <text:p text:style-name="P11">Minister van Economische Dingen: Judas</text:p>
        </text:list-item>
        <text:list-item>
          <text:p text:style-name="P11">Minister van Defensie: Margareth</text:p>
        </text:list-item>
        <text:list-item>
          <text:p text:style-name="P11">Minister van Onderwijs: Maria</text:p>
        </text:list-item>
      </text:list>
      <text:p text:style-name="Standard"><text:span text:style-name="T3">* Jij als man van status hebt een hoop kostbaarheden bij je. Je pronkt zeer graag met al je bezittingen., laat ze door anderen voelen, aanraken, ruiken, gewoon omdat je het leuk vind zulke mooie spullen te hebben. </text:span><text:span text:style-name="T1">Vanavond heb je ook je edelsteen meegenomen (stuk glas dat je van mij krijgt) en andere attributen die ook een leuke duit opleveren. En uiteraard veel geld.</text:span><text:span text:style-name="T3"> </text:span></text:p>
      <text:p text:style-name="P4">Het is vandaag een feestelijke dag voor je, omdat je vandaag officieel gekozen bent tot president.</text:p>
      <text:p text:style-name="Standard"><text:span text:style-name="T1">Maria</text:span><text:span text:style-name="T3">: Maria is de Minister van Onderwijs en ook je lievelingsminister. Ze is aardig en een goed mens en je hebt er alle vertrouwen in dat ze een goede president is.</text:span></text:p>
      <text:p text:style-name="Standard"><text:span text:style-name="T1">Leonie</text:span><text:span text:style-name="T3">: Leonie is je geliefde vrouw: je houdt veel van haar. Alleen door je carrière heb je haar al een maand niet meer gezien. Je bent bang dat je familie van je vervreemd, maar denkt dat je het nu minder druk gaat krijgen nu de verkiezingscampagnes achter de rug zijn. </text:span></text:p>
      <text:p text:style-name="Standard"><text:span text:style-name="T1">Willem</text:span><text:span text:style-name="T3">: Willem is je zoontje. Hem heb je nog veel langer dan je vrouw niet gezien. Hij is nu in zijn pubertijd en een beetje rebels. Je houdt van hem als <text:s/>iedere goede vader en vind het jammer dat je hem zo weinig ziet. Je hoorde dat hij vanavond een paar vrienden van hem mee zou nemen. Zou hij al een vriendinnetje hebben?</text:span></text:p>
      <text:p text:style-name="Standard"><text:span text:style-name="T1">Judas</text:span><text:span text:style-name="T3">: De minister van Economische dingen is een aardige man. Er valt goed met hem te praten. Als je geen zin hebt om met Margareth te praten, geeft hij graag je boodschappen door aan haar. </text:span></text:p>
      <text:p text:style-name="Standard"><text:span text:style-name="T1">Christine</text:span><text:span text:style-name="T3">: Dit is je minnares. Je hebt een minnares genomen, omdat je het soms te druk hebt voor diepe gesprekken of omdat je gewoon geen tijd hebt om s'avonds naar huis te komen. Je bent wel een beetje bang dat ze je geheime affaire met haar doorvertelt, daarom geef je allerlei dure cadeaus als ‘zwijggeld’.</text:span></text:p>
      <text:p text:style-name="Standard"><text:span text:style-name="T1">Margareth</text:span><text:span text:style-name="T3">: Je kunt het niet zo goed <text:s/>vinden <text:s/>met je minister van Defensie. Je vindt haar een autoritaire vrouw. Het verbaast je niets dat iemand als zij minister van Defensie wilde worden. Jullie contact is vooral zakelijk, en als je echt geen zin hebt om haar iets te zeggen, vertel je de boodschap aan Judas en hij brieft het dan door. Als het aan jou lag had je een andere minister van Defensie. Maar dat gaat niet, omdat zij afweet van je geheime relatie met Christine en daar zelfs een foto van heeft. Je zou het verschrikkelijk vinden als deze foto in de publiciteit kwam, want je weet hoe moeilijk Clinton het toen kreeg. Ze zei de foto voor haarzelf te houden als zij minister van Defensie zou mogen worden.</text:span></text:p>
      <text:p text:style-name="Standard"><text:span text:style-name="T4">Doel:</text:span><text:span text:style-name="T3"> met je lieve gezinnetje bijpraten, zorgen dat Margareth haar foto ‘kwijtraakt’, een andere minister van Defensie vinden, kijken hoe het met Willem gaat en een beetje op hem letten, zorgen dat je geheime relatie met Christine niet ontdekt wordt</text:span></text:p>
      <text:p text:style-name="P25">8. Leonie</text:p>
      <text:p text:style-name="P4">Vrouw van de president</text:p>
      <text:p text:style-name="P4">Liefdevol, aadig, naïef, snel ongerust</text:p>
      <text:p text:style-name="P4">Bekenden:</text:p>
      <text:list xml:id="list1621207586" text:style-name="WW8Num9">
        <text:list-item>
          <text:p text:style-name="P12">Man: Victor</text:p>
        </text:list-item>
        <text:list-item>
          <text:p text:style-name="P12">Zoon: Willem</text:p>
        </text:list-item>
        <text:list-item>
          <text:p text:style-name="P12">Vriendin van je zoon: Stephanie</text:p>
        </text:list-item>
        <text:list-item>
          <text:p text:style-name="P12">Vriendje van je zoon: John</text:p>
        </text:list-item>
        <text:list-item>
          <text:p text:style-name="P12">Vriend: Gordon</text:p>
        </text:list-item>
      </text:list>
      <text:p text:style-name="P28">* Jij, als vrouw van de president houdt ook wel van een beetje geld. Victor heeft je goed vooorzien van een hoop geld. Zelf heeft Victor zijn edelsteen bij, die jij ook graag in je handen hebt om er ook mee te kunnen pronken naar anderen. </text:p>
      <text:p text:style-name="Standard"><text:span text:style-name="T1">Victor</text:span><text:span text:style-name="T3">: Je man de president heb je nu al een hele maand niet meer gezien. De lieve schat had het druk met zijn verkiezingscampagne en je bent blij voor hem dat hij nu heeft bereikt wat hij wilde. Hij zou zeker een hele goede echtgenoot zijn, als hij wat vaker thuis zou zijn. Je bent ook verliefd op hem geworden, omdat het zo’n goede man was met zulke mooie idealen.</text:span></text:p>
      <text:p text:style-name="Standard"><text:span text:style-name="T1">Gordon</text:span><text:span text:style-name="T3">: Gordon is een bevriende detective. Je kwam hem ooit eens tegen en zijn houding bevalt je. Hij is cool en doet zijn werk goed. Soms huur je hem in als je iets wilt weten. Hij doet zijn werk goed en graag, omdat je hem goed betaalt. Veelal gebruik je hem om Willem een beetje in de gaten voor je te houden.</text:span></text:p>
      <text:p text:style-name="Standard"><text:span text:style-name="T1">Willem</text:span><text:span text:style-name="T3">: je zoontje. Je houdt van hem. Willem heeft Victor <text:s/>al ongeveer drie maanden niet gezien, is in de pubertijd en is daardoor <text:s/>een beetje rebels. Je bent een beetje ongerust om hem in deze periode van zijn leven.</text:span></text:p>
      <text:p text:style-name="Standard"><text:span text:style-name="T1">Stephanie</text:span><text:span text:style-name="T3">: dit is het nieuwste vriendinnetje van Willem en je bent niet blij met deze keus van je <text:s/>zoon. Je had liever gezien dat hij een meisje van rijkere komaf uit had gekozen, anders moet Willem haar later helemaal financieel verzorgen, terwijl zij niets doet en op zijn geld teert. Vond hij maar een rijker of <text:s/>belangrijker meisje…</text:span></text:p>
      <text:p text:style-name="Standard"><text:span text:style-name="T1">John</text:span><text:span text:style-name="T3">: <text:s/>deze hippie is een vriend van Willem. Dat vind je niet leuk <text:s/>om te zien. Het zou je niets verbazen als John drugs gebruikt en dan dadelijk Willem gaat laten proberen en hem dan verslaafd maakt en hem dan gaat gebruiken! <text:s/>Was Willem maar verstandiger.</text:span></text:p>
      <text:p text:style-name="Standard"><text:span text:style-name="T4">Doel: </text:span><text:span text:style-name="T3">een leuker meisje voor <text:s/>Willem vinden, bijpraten met je man, John wegkrijgen van Willem, misschien door <text:s/>Gordon in te zetten</text:span></text:p>
      <text:p text:style-name="P25">9. Gordon</text:p>
      <text:p text:style-name="P4">Detective</text:p>
      <text:p text:style-name="P4">Scherp, cool, relaxed, straight-to-the-point, versierder</text:p>
      <text:p text:style-name="P4">Bekenden:</text:p>
      <text:list xml:id="list107697441" text:style-name="WW8Num4">
        <text:list-item>
          <text:p text:style-name="P13">Vriendin: Leonie</text:p>
        </text:list-item>
        <text:list-item>
          <text:p text:style-name="P13">Ex-vriendin: Christine</text:p>
        </text:list-item>
        <text:list-item>
          <text:p text:style-name="P13">Vriendin: Viola</text:p>
        </text:list-item>
        <text:list-item>
          <text:p text:style-name="P13">Vriend: Mike</text:p>
        </text:list-item>
        <text:list-item>
          <text:p text:style-name="P13">Ex-vriendin: Jane</text:p>
        </text:list-item>
      </text:list>
      <text:p text:style-name="P28">* Jij als detective bent heel aantrekkelijk voor vrouwen door je coole uiterlijk en scherpe blik.</text:p>
      <text:p text:style-name="Standard"><text:span text:style-name="T1">Leonie</text:span><text:span text:style-name="T3">: Leonie is de vrouw van de president en ze is ook een van je favoriete opdrachtgevers. Als ze iets wilt weten dan vraagt ze of je het uit wilt vinden en dat doe <text:s/>je graag, want ze betaalt goed.</text:span></text:p>
      <text:p text:style-name="Standard"><text:span text:style-name="T1">Mike</text:span><text:span text:style-name="T3">: deze cameraman <text:s/>zit vaak met je in de kroeg. Jullie zijn al <text:s/>vrienden sinds de basisschool en vertellen elkaar de laatste nieuwtjes, want een cameraman kan wel wat informatie gebruiken, <text:s/>en ouwehoeren onbeschaamd over en met vrouwen, zoals <text:s/>vrienden doen.</text:span></text:p>
      <text:p text:style-name="Standard"><text:span text:style-name="T1">Viola</text:span><text:span text:style-name="T3">: deze meid <text:s/>vind je echt bloedgeil. Soms zit je in de kroeg een meidje aan het versieren, komt Viola <text:s/>binnen, die jou meteen heftig begint te tongen en mee naar haar huis neemt voor een hele avond rauwe seks. S’morgens vroeg ga je dan weer voor het ontbijt weg. Dit is een beetje een ritueel geworden en het bevalt je goed. Je kent haar niet zo goed, maar dat maakt je weinig uit.</text:span></text:p>
      <text:p text:style-name="Standard"><text:span text:style-name="T1">Christine</text:span><text:span text:style-name="T3">: Christine was vroeger een vriendin van je. Een van de vele, want je staat bekent om je coole blik en hebt veel vrouwen. Ze maakte het echter uit omdat ze vond dat ze in bed niet aan haar trekken kwam! Dat kan toch niet! Jij hebt zo veel vrouwen dat je echt wel genoeg ervaring hebt om een prof te zijn! Je vindt dat echt een schandalige belediging.</text:span></text:p>
      <text:p text:style-name="Standard"><text:span text:style-name="T1">Jane</text:span><text:span text:style-name="T3">: Op een avond in de kroeg met Mike kwam Jane bij jullie zitten en het werd een gezellig avond met jullie drie samen. Je dacht dat ze je nieuwste verovering zou worden. Jullie gingen vaker met z’n drieën uit. Toen je haar op een avond vroeg of je haar mocht kussen zei ze nee en toen je wilde weten waarom je dat niet mocht, zei ze dat ze niet verliefd was! Alsof dat ertoe <text:s/>doet! Toen hoefde je haar niet meer te zien en ging je niet meer met Mike en haar uit.</text:span></text:p>
      <text:p text:style-name="Standard"><text:span text:style-name="T4">Doel:</text:span><text:span text:style-name="T3"> geld en vrouwen</text:span></text:p>
      <text:p text:style-name="P25">10. Mike</text:p>
      <text:p text:style-name="P4">Cameraman</text:p>
      <text:p text:style-name="P4">Gaat graag zijn eigen gang, cool, relaxed, aardig, subtiel nieuwsgierig, verlegen</text:p>
      <text:p text:style-name="P4">Bekenden:</text:p>
      <text:list xml:id="list807615931" text:style-name="WW8Num17">
        <text:list-item>
          <text:p text:style-name="P14">Detective: Gordon</text:p>
        </text:list-item>
        <text:list-item>
          <text:p text:style-name="P14">Collega: Loïs</text:p>
        </text:list-item>
        <text:list-item>
          <text:p text:style-name="P14">Ex-vriendin: Alice</text:p>
        </text:list-item>
        <text:list-item>
          <text:p text:style-name="P14">Vriendin: Jane</text:p>
        </text:list-item>
      </text:list>
      <text:p text:style-name="Standard"><text:span text:style-name="T3">* </text:span><text:span text:style-name="T1">Vroeger toen je in het leger zat heb je ooit eens twee vrouwen gefilmd <text:s/>die seks met elkaar hadden zonder dat ze het zelf doorhadden dat ze gefilmd werden. Als je ze op het feest ziet herken je ze niet meteen: de een is </text:span><text:span text:style-name="T2">Angie</text:span><text:span text:style-name="T1">, de ander de gerespecteerde kolonel </text:span><text:span text:style-name="T2">Cammy</text:span></text:p>
      <text:p text:style-name="Standard"><text:span text:style-name="T1">Loïs</text:span><text:span text:style-name="T3">: dit is je collega; zij is de reporter. Jullie hebben een toffe manier van samenwerken vind je: jullie splitsen in het begin op tot één van jullie twee een belangrijk persoon heeft gevonden. Dan zoek je de ander en wordt er een interview gegeven. Ze is een goede reporter.</text:span></text:p>
      <text:p text:style-name="Standard"><text:span text:style-name="T1">Gordon</text:span><text:span text:style-name="T3">: Gordon is een goede vriend van je, sinds de basisschool al. Jullie ouwehoeren graag over en met vrouwen en houden elkaar op de hoogte, want Gordon is een detective. Gordon is niet alleen iemand die allerlei nieuwtjes achterhaald, maar hij is ook een vrouwenmagneet, waar je dankbaar van meeprofiteert.</text:span></text:p>
      <text:p text:style-name="Standard"><text:span text:style-name="T1">Jane</text:span><text:span text:style-name="T3">: Jane is een vrouw die je eens tegenkwam toen je met Gordon daar aan het ouwehoeren was. Toen je haar zag was je meteen verliefd. En vrouwen gaan voor vrienden. Je vertelde haar na een tijdje dat Gordon een ongeneeslijke schaamziekte had, zodat ze niet met Gordon maar met jou zou nemen. Ze beloofde niet aan Gordon te zeggen dat ze dat wist. Deze leugen deed precies datgene waarvoor hij gemaakt was: ze zag Gordon niet meer staan en ging naar jou toe. Jullie <text:s/>zijn al een paar keer samen uit geweest zonder Gordon. Je hebt haar nog nooit gekust, omdat je te verlegen bent. Misschien vanavond?</text:span></text:p>
      <text:p text:style-name="Standard"><text:span text:style-name="T1">Alice</text:span><text:span text:style-name="T3">: Alice kwam ooit eens op je af over een reportage die je had gemaakt over Judas, haar man. Deze was toen burgemeester van een stad waarvan het beleid <text:s/>slechts ging. Je durfde in deze reportage niet te zeggen dat je Judas ervan verdacht corrupt te zijn, maar liet dat wel tussen de regels door klinken. Alice <text:s/>had dat door en ze zei dat haar man zoiets nooit zou doen. Je zei dat ze dom en een naïef huisvrouwtje was, waarop ze je in het gezicht sloeg en wegging.</text:span></text:p>
      <text:p text:style-name="Standard"><text:span text:style-name="T4">Doel: </text:span><text:span text:style-name="T3">nieuws vinden voor <text:s/>een reportage, schik maken met Jane</text:span></text:p>
      <text:p text:style-name="P25">11. Willem</text:p>
      <text:p text:style-name="P4">Zoon van de president</text:p>
      <text:p text:style-name="P4">Puber, doet waar hij zin in heeft, eigenwijs, relaxed</text:p>
      <text:p text:style-name="P4">Bekenden:</text:p>
      <text:list xml:id="list96072852" text:style-name="WW8Num6">
        <text:list-item>
          <text:p text:style-name="P15">Vader: Victor</text:p>
        </text:list-item>
        <text:list-item>
          <text:p text:style-name="P15">Moeder: Leonie</text:p>
        </text:list-item>
        <text:list-item>
          <text:p text:style-name="P15">Vriendin: Stephanie</text:p>
        </text:list-item>
        <text:list-item>
          <text:p text:style-name="P15">Vriend: John</text:p>
        </text:list-item>
        <text:list-item>
          <text:p text:style-name="P15">Dealer: Jan-Harm</text:p>
        </text:list-item>
      </text:list>
      <text:p text:style-name="P28">* Tot je spijt heb je nog geen zelfstandig inkomen en je moet soms je ouders om geld vragen. In het begin heb je nog maar een klein beetje geld en dat is dus bijna op.</text:p>
      <text:p text:style-name="Standard"><text:span text:style-name="T1">Jan-Harm</text:span><text:span text:style-name="T3">: deze dealer noemt zich liever Sjamaan. Je vindt hem maar een eikel. Iedere keer toen jij wiet bij hem haalde, kreeg je rotzooi of zelfs een keer gewoon gras volgens jou. Toen jij er wat van zei, ontkende hij alles en lachte je uit. Daarom laat je liever John wiet halen bij Sjamaan, want John krijgt tenminste wel goed spul.</text:span></text:p>
      <text:p text:style-name="Standard"><text:span text:style-name="T1">Victor</text:span><text:span text:style-name="T3">: Je pa is net president geworden. Tof voor hem, maar je <text:s/>vindt hem maar een sukkel, omdat hij er nooit voor je is. En als hij er wel is hoeft hij dan al helemaal niet te zeggen wat je wel en niet moet doen. En je gaat je zeker niet netter gedragen omdat je het zoontje van de president bent. Je bent rebels, maar dat is heel normaal in de pubertijd. Je zou wel graag de edelsteen van je pa verkopen, zodat je genoeg geld hebt, maar je weet dat je vader dat absoluut niet tof zal vinden.</text:span></text:p>
      <text:p text:style-name="Standard"><text:span text:style-name="T1">Leonie</text:span><text:span text:style-name="T3">: Je moeder is soms wel aardig, alleen is ze een beetje irritant bezorgd om je. Je wilt gewoon de dingen doen waar je zin in hebt en daar moet ze je vrij in laten vind je. Je doet die ‘verboden zaken’ liever stiekem, omdat ze anders gaat zeiken en daar heb je geen zin <text:s/>in.</text:span></text:p>
      <text:p text:style-name="Standard"><text:span text:style-name="T1">Stephanie</text:span><text:span text:style-name="T3">: je laatste scharrel is Stephanie. Ze vindt je heel erg leuk ofzo <text:s/>en jij hebt zoiets van ‘beter iets dan niets’.</text:span></text:p>
      <text:p text:style-name="Standard"><text:span text:style-name="T1">John</text:span><text:span text:style-name="T3">: John is al sinds de basisschool een maat van je. Samen praten jullie over vrede en mooie meiden en blowen, maar vanavond iets minder hardop omdat er pers bij is en je moeder.</text:span></text:p>
      <text:p text:style-name="Standard"><text:span text:style-name="T4">Doel: </text:span><text:span text:style-name="T3">mooie meiden, ouwehoeren met John, Sjamaan afzeiken, zorgen dat je ma eens ophoudt met moralistisch zeiken.</text:span></text:p>
      <text:p text:style-name="P25">12. Stephanie</text:p>
      <text:p text:style-name="P4">Vriendinnetje van Willem</text:p>
      <text:p text:style-name="P4">Naïef, simpel, aardig, bang, verbitterd</text:p>
      <text:p text:style-name="P4">Bekenden:</text:p>
      <text:list xml:id="list74947600" text:style-name="WW8Num3">
        <text:list-item>
          <text:p text:style-name="P16">Vriendje: Willem</text:p>
        </text:list-item>
        <text:list-item>
          <text:p text:style-name="P16">Moeder van je vriendje: Leonie</text:p>
        </text:list-item>
        <text:list-item>
          <text:p text:style-name="P16">Ex-vriendin: Angie</text:p>
        </text:list-item>
        <text:list-item>
          <text:p text:style-name="P16">Oude schoolvriendin: Bonnie</text:p>
        </text:list-item>
      </text:list>
      <text:p text:style-name="Standard"><text:span text:style-name="T1">Bonnie</text:span><text:span text:style-name="T3">: je had niet verwacht vanavond Bonnie weer eens te zien. Ze was vroeger je beste vriendin voordat Angie opdook. Je hebt haar al een paar jaar niet meer gezien, omdat jullie geen contact meer hadden en jij toen verhuisde. Jullie vriendschap vroeger eindigde toen Angie vriendinnen werd met Bonnie. Ze konden goed met elkaar opschieten en om de een of andere reden wilde Angie niet dat jullie een groepje van drie werden. Bonnie vond het niet leuk dat Angie jou zo pestte, maar het hielp niet en je bent toen maar bij haar weggegaan. </text:span></text:p>
      <text:p text:style-name="Standard"><text:span text:style-name="T1">Angie</text:span><text:span text:style-name="T3">: Angie heeft dus vroeger je beste vriendin afgepakt en je weggepest. Je hebt haar na al die jaren nog steeds niet vergeven en zou haar een flink de waarheid willen zeggen. Alleen durf je toch nog niet zo goed, want Angie lijkt jou tot alles in staat. Je zou het wel durven als je een pistool in je handen hebt, maar ja, dan moet je die eerst ergens regelen.</text:span></text:p>
      <text:p text:style-name="Standard"><text:span text:style-name="T1">Leonie</text:span><text:span text:style-name="T3">: dit is de vrouw van de president, de moeder van je vriendje. Ze vindt het niet leuk dat jij met haar zoontje hebt, omdat je niet rijk bent. Dat vind je onzin en je trekt je daar weinig van aan.<text:tab/></text:span></text:p>
      <text:p text:style-name="Standard"><text:span text:style-name="T1">Willem</text:span><text:span text:style-name="T3">: Je houdt veel van Willem, de zoon van de president. Je vindt hem heel erg charmant. Je bent graag bij hem in de buurt maar laat hem ook vrij als hij dat wilt, omdat je van hem houdt, als dat maar niet te lang duurt.</text:span></text:p>
      <text:p text:style-name="Standard"><text:span text:style-name="T4">Doel:</text:span><text:span text:style-name="T3"> wapen bemachtigen, <text:s/>trouwen met Willem?, Leonie eens op laten houden met zeuren, rijk worden zodat Leonie ophoudt, Willens vader ontmoeten.</text:span></text:p>
      <text:p text:style-name="P25">13. Viola</text:p>
      <text:p text:style-name="P4">Schobbejak, machtswellusteling</text:p>
      <text:p text:style-name="P4">Verleidelijk, femme fatale, eigenzinnig, egoïst, deinst nergens voor terug</text:p>
      <text:p text:style-name="P4">Bekenden:</text:p>
      <text:list xml:id="list1455637390" text:style-name="WW8Num16">
        <text:list-item>
          <text:p text:style-name="P17">Vriend: Gordon</text:p>
        </text:list-item>
        <text:list-item>
          <text:p text:style-name="P17">Vijand: Angie</text:p>
        </text:list-item>
        <text:list-item>
          <text:p text:style-name="P17">Vijand: Christine</text:p>
        </text:list-item>
        <text:list-item>
          <text:p text:style-name="P17">Vriendin: Alice</text:p>
        </text:list-item>
      </text:list>
      <text:p text:style-name="P28">* Jij als ‘femme fatale’ hebt natuurlijk ook een leuke hoop geld bij om je zaakjes mee te kunnen regelen. </text:p>
      <text:p text:style-name="Standard"><text:span text:style-name="T1">Angie</text:span><text:span text:style-name="T3">: je hoorde dat Angie de vriendin is van een machtige drugbaron met een imperium van Afrika tot Azië van een vage bron. En drugsbaronnen hebben veel geld. Misschien is het makkelijker om van hem dan van Victor de vriendin te worden, omdat Victor zit met de pers die <text:s/>op hem let. Je ziet wel duidelijk dat Angie verslaafd is aan de heroïne, die zal ze wel van hem hebben gekregen. Misschien kun je Angie er een paar problemen bij geven door een vriendin ofzo van haar te vertellen dat ze verslaafd is.</text:span></text:p>
      <text:p text:style-name="Standard"><text:span text:style-name="T1">Gordon</text:span><text:span text:style-name="T3">: Gordon is een vriendje van je, je vind hem een hele mooie man. Je ziet dat hij met zijn blik veel meiden aantrekt als een magneet. Toen je hem eens zag praten met echt een heel dom meidje, liep je op hem af, zoende hem heftig en nam hem mee naar je huis en hebt de hele avond met hem wakker doorgebracht. Dit is een beetje een ritueel geworden, want dit doe je wel vaker bij hem. Hij vind het ook wel leuk denk je. Je kent hem niet, maar dat maakt je weinig uit.</text:span></text:p>
      <text:p text:style-name="Standard"><text:span text:style-name="T1">Alice</text:span><text:span text:style-name="T3">: Alice is degene die je mee heeft genomen naar dit feest. Ze is een vriendin van je. Ze heeft nu een man, Judas, die minister schijnt te zijn. Je hebt hem wel eens gezien, maar je vind hem echt een flapdrol. Voor hem zou je jouw vriendschap met Alice niet aan de kant zetten. Je komt soms bij haar langs als Judas er niet is en dan vertelt ze soms over hem. Subtiel probeer je haar duidelijk te maken dat ze eens minder lief moet zijn voor haar man: ze doet alles voor hem in het huishouden! Je probeert haar een beetje van Judas af te krijgen. Jullie praten altijd als Judas naar zijn werk is en tussen jullie is er een geheime lesbische relatie ontstaan. Zonder Judas, zou je s’nachts bij haar kunnen slapen en haar helemaal voor jezelf hebben.</text:span></text:p>
      <text:p text:style-name="Standard"><text:span text:style-name="T1">Christine</text:span><text:span text:style-name="T3">: Oei, wat ben jij jaloers op Christine. Je weet dat ze de minnares van de president is. Dat weet je omdat je dat zelf wilde zijn en zij net iets eerder was dan jij om zo’n invloedrijk persoon zo te mogen leren kennen. Je snap maar al te goed waarom een president een minnares heeft: ze hebben het druk en niet altijd zin in een goed gesprek voor het ‘slapen gaan’, en dat hoeft bij jou ook niet: je was graag zelf zijn minnares geweest.<text:tab/><text:tab/><text:tab/><text:tab/><text:tab/><text:tab/><text:tab/><text:tab/></text:span></text:p>
      <text:p text:style-name="Standard"><text:span text:style-name="T4">Doel: </text:span><text:span text:style-name="T3">macht, vriendin worden van drugbaron, minnares worden van president, met president trouwen, Angie afschepen, Christine problemen laten krijgen, geld</text:span></text:p>
      <text:p text:style-name="P25">14. Alice</text:p>
      <text:p text:style-name="P4">Vrouw van de minister van Economische Dingen Judas</text:p>
      <text:p text:style-name="P4">Naïef, simpel, aardig, liefdevol, beschermend, verzorgend</text:p>
      <text:p text:style-name="P4">Bekenden:</text:p>
      <text:list xml:id="list965993021" text:style-name="WW8Num18">
        <text:list-item>
          <text:p text:style-name="P18">Echtgenoot: Judas</text:p>
        </text:list-item>
        <text:list-item>
          <text:p text:style-name="P18">Barman: James</text:p>
        </text:list-item>
        <text:list-item>
          <text:p text:style-name="P18">Cameraman: Mike</text:p>
        </text:list-item>
        <text:list-item>
          <text:p text:style-name="P18">Vriendin: Viola</text:p>
        </text:list-item>
      </text:list>
      <text:p text:style-name="Standard"><text:span text:style-name="T1">James</text:span><text:span text:style-name="T3">: je vind James een hele sympathieke, aardig en galante heer. Jullie gaan heel hoffelijk met elkaar om en je vertrouwt hem helemaal. Meerdere keren heb je jouw hart bij hem uitgestort; hij luistert heel geduldig, tenminste, als er niemand aan de bar staat die wilt bestellen. Als je Judas niet had zou je met hem getrouwd zijn denk je wel eens. Je zou graag zien dat hij eens een leuk meisje zou vinden.</text:span></text:p>
      <text:p text:style-name="Standard"><text:span text:style-name="T1">Mike</text:span><text:span text:style-name="T3">: Mike, een cameraman, vind je maar onaardig. Hij had ooit een documentaire gemaakt over het beleid <text:s/>van de stad waar Judas toen burgemeester was, waarin hij Judas tussen de regels door van corruptie beschuldigde. Jouw Judas doet zoiets niet. Toen jij hem vertelde wat jij ervan dacht noemde hij je dom en een naïef huisvrouwtje. Je sloeg hem toen in zijn gezicht en ging boos weg.</text:span></text:p>
      <text:p text:style-name="Text_20_body"><text:span text:style-name="T1">Viola</text:span><text:span text:style-name="T3">: Viola is een goede vriendin van je. Je belt haar soms op als Judas naar zijn werk is en je gezelschap nodig hebt. Je vertelt haar soms over je lieve Judas en dat je alles voor hem doet. Viola vindt dat je Judas eens wat meer zou moeten laten doen in het huishouden. Tussen jullie is een lesbische relatie ontstaan en jullie hebben vaak seks met elkaar na zo’n openhartig gesprek en seks met en vrouw doet je goed: Viola is zoveel tederder dan Judas.</text:span></text:p>
      <text:p text:style-name="Standard"><text:span text:style-name="T1">Judas</text:span><text:span text:style-name="T3">: je bent getrouwd met Judas, de minister van Economische Dingen. Je houdt van hem. Je weet dat hij vroeger in drugs heeft gedeald, maar hij weet niet dat jij dit weet. Maar dat hoeft ook niet; hij is zooo lief, als hij zegt dat hij van je houdt en hij geeft er nog zo’n charmante glimlach bij, dan doe je alles voor hem. Ook in het huishouden komt hij niets te kort, want hij hoeft niets te doen.</text:span></text:p>
      <text:p text:style-name="Standard"><text:span text:style-name="T4">Doel: </text:span><text:span text:style-name="T3">Mike afzeiken, Judas tevreden houden of kiezen voor Viola als dat zo uitkomt, leuk meidje voor James vinden.</text:span></text:p>
      <text:p text:style-name="P25">15. Judas</text:p>
      <text:p text:style-name="P4">Minister van Economische Dingen</text:p>
      <text:p text:style-name="P4">Aardig, vriendelijk, eigenzinnig, manipulatief, scherp, sneaky</text:p>
      <text:p text:style-name="P4">Bekenden:</text:p>
      <text:list xml:id="list2150182129" text:style-name="WW8Num14">
        <text:list-item>
          <text:p text:style-name="P19">Echtgenote: Alice</text:p>
        </text:list-item>
        <text:list-item>
          <text:p text:style-name="P19">President: Victor</text:p>
        </text:list-item>
        <text:list-item>
          <text:p text:style-name="P19">Minister van Onderwijs: Maria</text:p>
        </text:list-item>
        <text:list-item>
          <text:p text:style-name="P19">Minister van Defensie: Margareth</text:p>
        </text:list-item>
        <text:list-item>
          <text:p text:style-name="P19">Dealer: Jan-Harm (Sjamaan)</text:p>
        </text:list-item>
        <text:list-item>
          <text:p text:style-name="P19">Reporter: Loïs</text:p>
        </text:list-item>
        <text:list-item>
          <text:p text:style-name="P19">Minnares: Jane</text:p>
        </text:list-item>
      </text:list>
      <text:p text:style-name="P28">* Jij als minister van Economische Dingen, die niet vies is van zwijggeld hebt een hoop centen. Met geld kun je alles kopen zeg je altijd maar en geld is dus macht.</text:p>
      <text:p text:style-name="Standard"><text:span text:style-name="T1">Maria</text:span><text:span text:style-name="T3">: De minister van Onderwijs vind je wel OK. Ze is namelijk zo heerlijk naïef en manipuleerbaar. Je lacht lief tegen haar, je doet een beetje aardig tegen haar, en als je dan iets vraagt en je zegt 'alsjeblieft' erna, dan weet je bijna zeker dat ze je helpt. </text:span></text:p>
      <text:p text:style-name="Standard"><text:span text:style-name="T1">Loïs</text:span><text:span text:style-name="T3">: je irriteert je dood aan deze reporter, die haar neus teveel in jou zaken steekt. Misschien vermoedt ze iets: je weet dat ze je wel eens schaduwt als je op straat loopt, maar het is je gelukt om je relatie met Jane en alle andere corrupte zaken voor haar verborgen te houden.</text:span></text:p>
      <text:p text:style-name="Standard"><text:span text:style-name="T1">Jan-Harm</text:span><text:span text:style-name="T3">: Jan-Harm is een goede maat van je. Toen jullie een keer samen LSD ophadden vond je zijn naam op Sjamaan lijken. Toen je hem dit zei, noemt hij zichzelf zo. Vroeg was je een dealer net als hij. Jullie hadden toen vijanden kunnen zijn in die tijd, maar jullie zagen het werven van klanten meer als een sport en vonden elkaar goede tegenstanders. Toen je besloot de politiek in te gaan, heb je hem gevraagd om al je klanten onder zijn hoede te nemen. Dit heeft hij aanvaard en uit dankbaarheid kun je altijd bij hem gratis drugs halen, <text:s/>wanneer je maar wit.</text:span></text:p>
      <text:p text:style-name="Standard"><text:span text:style-name="T1">Victor</text:span><text:span text:style-name="T3">: de president is een sukkel en makkelijk manipuleerbaar: hij vindt je aardig omdat je aardig tegen hem doet. Als hij geen zin heeft om Margareth te spreken (die twee mogen elkaar niet zo), geef jij de boodschap wel door, waardoor je zelf ook een beetje op de hoogte bent van zaken die jou niet helemaal aan gaan.</text:span></text:p>
      <text:p text:style-name="Text_20_body"><text:span text:style-name="T1">Alice</text:span><text:span text:style-name="T3">: Alice is je vrouw en je houdt van haar voor zover je gemene hart dit toelaat. Als je thuiskomt van een dag hard werken weet je dat ze direct voor je gaat koken en dat het huis netjes is en dat ze je liefdevol verzorgt, kortom: alles waar een belangrijk persoon als jij te belangrijk voor is.</text:span></text:p>
      <text:p text:style-name="Standard"><text:span text:style-name="T1">Margareth</text:span><text:span text:style-name="T3">: Margareth is de minister van Defensie en jullie zijn beiden tegen Victor als president. Jullie willen hem samen op een bepaalde manier afzetten en hebben afgesproken dat jij dan president wordt en zij wordt minister van Defensie van een leger groter dan die van de USA.</text:span></text:p>
      <text:p text:style-name="Standard"><text:span text:style-name="T1">Jane</text:span><text:span text:style-name="T3">: ondanks dat je getrouwd bent, heb je nog seks met een andere vrouw, Jane. Want door je drukke werktijden heb je soms geen tijd <text:s/>om eerst naar huis te rijden om daar te gaan slapen en dan weer terug, maar huur je gewon een hotel en bel je Jan. Ze geeft je seks, geen liefde, maar dat is goed, want voor <text:s/>liefde heb je Alice al. Als dank en als zwijggeld geef je Alice gratis drugs die je gratis van Sjamaan kunt krijgen.</text:span></text:p>
      <text:p text:style-name="Standard"><text:span text:style-name="T4">Doel: </text:span><text:span text:style-name="T3">president worden, rijk worden, machtig worden, mensen die je verdacht vinden problemen geven, zorgen dat je niets te kort komt.</text:span></text:p>
      <text:p text:style-name="P25">16. Christine</text:p>
      <text:p text:style-name="Standard"><text:span text:style-name="T3">Fotografe en Secretaresse met </text:span><text:span text:style-name="T1">fototoestel</text:span></text:p>
      <text:p text:style-name="P4">Nieuwsgierig, aardig, eigenzinnig</text:p>
      <text:p text:style-name="P28">Bekenden:</text:p>
      <text:list xml:id="list482099139" text:style-name="WW8Num12">
        <text:list-item>
          <text:p text:style-name="P20">President: Victor</text:p>
        </text:list-item>
        <text:list-item>
          <text:p text:style-name="P20">Vijand: Gordon</text:p>
        </text:list-item>
        <text:list-item>
          <text:p text:style-name="P20">Vijand: Viola</text:p>
        </text:list-item>
        <text:list-item>
          <text:p text:style-name="P20">Reporter: Loïs</text:p>
        </text:list-item>
        <text:list-item>
          <text:p text:style-name="P20">Vriendin: Cammy</text:p>
        </text:list-item>
      </text:list>
      <text:p text:style-name="Standard"><text:span text:style-name="T1">Loïs</text:span><text:span text:style-name="T3">: deze reporter <text:s/>was vroeg je collega, toen jij ook nog als reporter werkzaam was. Jullie waren goede vriendinnen, maar toen je een baan kreeg aangeboden als secretaresse in het presidentieel gebouw –die beter betaalde- zei je geen ‘nee’. Je ziet haar nu wel minder vaak, maar je houdt nog gewoon als een reporter je ogen en oren goed open en verteld haar soms de dingen die zich daar afspelen, of geruchten die nog geen directe nieuwswaarde hebben. Je bent heel open en dat is lastig, want je hebt wel een relatie met de president die je niet mag verklappen. Dat lijkt je beter voor jou.</text:span></text:p>
      <text:p text:style-name="Standard"><text:span text:style-name="T1">Victor</text:span><text:span text:style-name="T3">: jij bent de minnares van de president. Hij heeft gewoon soms te weinig tijd om naar huis te gaan en dan houd jij hem s’nachts gezelschap. Hij geeft je veel cadeautjes en goede seks. Die cadeautjes <text:s/>zijn misschien wel als een soort ‘zwijggeld’, maar je kunt hem natuurlijk gewoon alsnog met je relatie met hem chanteren, als het maar genoeg oplevert. Je vindt het leuk hem soms te treiteren en ongerust te maken door openbaar iets te vriendelijk te zijn, want hij wil jullie relatie goed geheim houden.</text:span></text:p>
      <text:p text:style-name="Standard"><text:span text:style-name="T1">Gordon</text:span><text:span text:style-name="T3">: Gordon was eens je vriendje. Net als veel vrouwen vind je hem aantrekkelijk omdat hij heel erg cool uit zijn ogen kijkt. Hij schijnt een detective te zijn. Maar toen jij met hem kreeg vond jij dat hij niets in bed presteerde en ging bij hem weg op zoek naar iets beters. Je weet dat hij vrouwen heeft bij de vleet, maar vraagt je af of die allemaal niet na een avond slapen bij hem weg gaan. Hij vind het een belediging toen je hem vertelde dat hij niet goed was in bed. Ach, het is gewoon de waarheid.</text:span></text:p>
      <text:p text:style-name="Standard"><text:span text:style-name="T1">Viola</text:span><text:span text:style-name="T3">: zij is een vrouw die je niet van naam kent, maar je hebt haar vaak gezien. Het lijkt wel alsof ze je soms bespioneert. Je weet ook niet waarom ze dat doet, misschien dat anderen meer weten over wie en wat ze is.</text:span></text:p>
      <text:p text:style-name="Text_20_body"><text:span text:style-name="T1">Cammy</text:span><text:span text:style-name="T3">: hé, wat doet Cammy hier? Ze was een vriendin van je voordat jullie wegen elkaar scheidden. Zij ging het leger in en jij ging een jaar reizen. Toen ging je fotografie studeren, werd reporter en bent nu secretaresse geworden. Hoe zou het met haar gaan?</text:span></text:p>
      <text:p text:style-name="Standard"><text:span text:style-name="T4">Doel:</text:span><text:span text:style-name="T3"> wat moet Viola van je?, geld, macht, foro’s maken van zaken die maar beter verwegen zouden kunnen worden, om de betrokken dan af te persen.</text:span></text:p>
      <text:p text:style-name="P25">17. Margareth</text:p>
      <text:p text:style-name="P4">Minister van Defensie</text:p>
      <text:p text:style-name="P4">Militaristisch, eigenzinnig, deinst nergens voor terug, eigenwijs</text:p>
      <text:p text:style-name="P4">Bekenden:</text:p>
      <text:list xml:id="list1488655338" text:style-name="WW8Num23">
        <text:list-item>
          <text:p text:style-name="P21">Minster van Onderwijs: Maria</text:p>
        </text:list-item>
        <text:list-item>
          <text:p text:style-name="P21">Minister van Economische Dingen: Judas</text:p>
        </text:list-item>
        <text:list-item>
          <text:p text:style-name="P21">‘Volgeling’: Jane</text:p>
        </text:list-item>
        <text:list-item>
          <text:p text:style-name="P21">Kolonel: Cammy</text:p>
        </text:list-item>
        <text:list-item>
          <text:p text:style-name="P21">Hippie: John</text:p>
        </text:list-item>
      </text:list>
      <text:p text:style-name="Text_20_body"><text:span text:style-name="T3">* Je hebt een hoop poen als minister van Defensie en natuurlijk een </text:span><text:span text:style-name="T1">geweer met geluidsdemper</text:span><text:span text:style-name="T3">, maar die heb je in eerste instantie meegenomen om je te kunnen verdedigen, niet om mee te schieten, omdat dat je carrière zou kunnen kosten.</text:span></text:p>
      <text:p text:style-name="Standard"><text:span text:style-name="T1">Maria</text:span><text:span text:style-name="T3">: de minister van Onderwijs vind je maar een doetje, een watje, een meisje, een huisvrouwtje. Je vindt dat ook vrouwen stoer en sterk moeten zijn. Maria wil zelfs het leger afschaffen! Dat zal dus nooit gebeuren als het aan jou ligt.</text:span></text:p>
      <text:p text:style-name="Standard"><text:span text:style-name="T1">Victor</text:span><text:span text:style-name="T3">: De president vind je maar een ‘slappe hap’ en een ‘vent zonder ballen’ Je houdt het kort en zakelijk met hem, of praat met hem via Judas: je vertelt Judas wat je Victor <text:s/>te zeggen hebt en hij brieft het dan door. Omgekeerd gaat het soms ook zo. Je bent desondanks minister geworden, <text:s/>omdat je hem chanteert met </text:span><text:span text:style-name="T1">een foto van Victor met zijn minnaar Christine</text:span><text:span text:style-name="T3">, waarop ze samen kusten in het presidentiëel gebouw. Hij is als de dood dat je die foto zou publiceren. Je beloofde hem de foto bij je te houden als hij je minister van Defensie zou maken. President zou je niet willen worden: je wacht je kans af tot jij of de president <text:s/>een groot leger hebben en dan neem je hiermee de macht over als dictator. Democratie hou je niet van.</text:span></text:p>
      <text:p text:style-name="Standard"><text:span text:style-name="T1">Judas</text:span><text:span text:style-name="T3">: jij en Judas zijn beide tegen het presidentschap van de president. Hij zei dat als je hem hielp om president <text:s/>te worden, hij jou dikbetaalde minister van Defensie zou worden over een legen groter dan die van de USA. Maar jij doet het dan anders: als je dat leger hebt van hem, gebruik je deze om hem eerst uit de weg te ruimen en neem je de macht over als dictator.</text:span></text:p>
      <text:p text:style-name="Standard"><text:span text:style-name="T1">John</text:span><text:span text:style-name="T3">: John was ooit een ex van je. Hij zit in het leger, net als jij en diende in het peloton onder jou. Hij was zo knap in een pak, jullie hadden een korte relatie en hadden een paar keer seks gehad. Hij is later het leger uit gegaan en een pacifist geworden, de vredelievende sukkel.</text:span></text:p>
      <text:p text:style-name="Standard"><text:span text:style-name="T1">Cammy</text:span><text:span text:style-name="T3">: Totdat jullie beiden vorig jaar kolonel werden heb jij samen steeds met Cammy in hetzelfde peloton gezeten. Vanaf toen tot je president werd was je kolonel van een andere divisie als zij en dat beviel goed. Jullie konden het niet met elkaar vinden, want zij vind het leger als een verdediging, in plaats van iets offensiefs. Dat is toch belachelijk? Heb je een sterk leger, wacht je tot er eerst een bom op wordt gegooid , voor je jezelf mag verdedigen. Je kunt met een leger andere landen veroveren en een machtig wereldrijk opbouwen. Als jij president was, zou jouw land een superleger krijgen.<text:tab/><text:tab/></text:span></text:p>
      <text:p text:style-name="Standard"><text:span text:style-name="T1">Jane</text:span><text:span text:style-name="T3">: Jane vind je een stoere jonge meid. Ze helpt je aan wapens. Die koop je bij haar. Je bent deze wapens aan het sparen voor je eigen kleine privé-legertje. Jane zei dat als je iemand nodig had, ze je daarbij zou helpen, niet door wapens gratis aan je te geven, <text:s/>maar door in je legertje te gaan.</text:span></text:p>
      <text:p text:style-name="Standard"><text:span text:style-name="T4">Doel: </text:span><text:span text:style-name="T3">een groot leger regelen via de president, danwel via Jane en andere vrijwilligers op het feest, Judas helpen bij zijn streven om president te worden.</text:span></text:p>
      <text:p text:style-name="P25">18. John</text:p>
      <text:p text:style-name="P4">Hippie</text:p>
      <text:p text:style-name="P4">Vredelievend, relaxed, rustig, wazig, vaag</text:p>
      <text:p text:style-name="P4">Bekenden:</text:p>
      <text:list xml:id="list1975244326" text:style-name="WW8Num5">
        <text:list-item>
          <text:p text:style-name="P22">Zoontje van de president: Willem</text:p>
        </text:list-item>
        <text:list-item>
          <text:p text:style-name="P22">Kolonel: Cammy</text:p>
        </text:list-item>
        <text:list-item>
          <text:p text:style-name="P22">Dealer: Jan-Harm (maar je noemt hem Sjamaan)</text:p>
        </text:list-item>
        <text:list-item>
          <text:p text:style-name="P22">Vrouw van de president: Leonie</text:p>
        </text:list-item>
        <text:list-item>
          <text:p text:style-name="P22">Minister van Defensie: Margareth</text:p>
        </text:list-item>
      </text:list>
      <text:p text:style-name="P28">* Jij als hippie hebt natuurlijk altijd nog wel wat LSD (paracetamols) en wiet (gras) bij. Je hebt nu ook genoeg geld, omdat je uitkering net binnen hebt.</text:p>
      <text:p text:style-name="Standard"><text:span text:style-name="T1">Jan-Harm</text:span><text:span text:style-name="T3">: Jan-Harm noemt zich liever Sjamaan en zo noem jij hem ook. Hij noemt je Lennon, omdat hij respecteert hoe vredelievend en relaxed jij bent. Daarom respecteer je hem ook. Je koopt vooral LSD en wiet van hem en hij levert goede kwaliteit.</text:span></text:p>
      <text:p text:style-name="Standard"><text:span text:style-name="T1">Leonie</text:span><text:span text:style-name="T3">: Leonie is de moeder van Willem, de vrouw van de president en ze loopt altijd op jou te zeiken. Ze is bang dat je haar zoontje slecht beïnvloedt. Om een beetje van dit gezeik te voorkomen, blowen jullie wat stiekemer. En Willem is bij een vredelievende hippie als jij in goede handen, toch ?</text:span></text:p>
      <text:p text:style-name="Standard"><text:span text:style-name="T1">Willem</text:span><text:span text:style-name="T3">: Willem is een vriend van je sinds de basisschool. Je vindt het zielig voor hem dat zijn vader president is geworden, want nu moeten jullie wat stiekemer blowen in verband met de pers.</text:span></text:p>
      <text:p text:style-name="Standard"><text:span text:style-name="T1">Margareth</text:span><text:span text:style-name="T3">: toen je in het leger je dienstplicht moest doen, heb je een tijdje met Margareth gehad. Ze vond je er mooi uitzien in pak. Jullie hebben een paar keer seks gehad, wat ze misschien ontkent, maar je hebt nog </text:span><text:span text:style-name="T1">een foto van Margrareth</text:span><text:span text:style-name="T3">, naakt op bed, toen ze sliep.</text:span></text:p>
      <text:p text:style-name="Standard"><text:span text:style-name="T1">Cammy</text:span><text:span text:style-name="T3">: Cammy is je oudere vriendin. Jij bent helemaal vredelievend en zij is een kolonel, maar ze vind wel dat het leger slechts een defensieve functie heeft. Verder vind je haar gewoon een lekker ding en je ziet geen reden om iemand beters te zoeken. Ze weet niet dat je blowt, maar dat kan je niet schelen, misschien merkt ze het vanavond wel.</text:span></text:p>
      <text:p text:style-name="Standard"><text:span text:style-name="T4">Doel; </text:span><text:span text:style-name="T3">relaxed avondje, veel blowen, misschien LSD?,Leonie oplaten houden met zeiken.</text:span></text:p>
      <text:p text:style-name="P25">19. Jane</text:p>
      <text:p text:style-name="P4">Sensatiebeluste jonge vrouw</text:p>
      <text:p text:style-name="P4">Eigenzinnig, zoekt naar sensatie, ijdel, stoer</text:p>
      <text:p text:style-name="P4">Bekenden:</text:p>
      <text:list xml:id="list772194094" text:style-name="WW8Num22">
        <text:list-item>
          <text:p text:style-name="P23">Ex-vriend: Gordon</text:p>
        </text:list-item>
        <text:list-item>
          <text:p text:style-name="P23">Cameraman: Mike</text:p>
        </text:list-item>
        <text:list-item>
          <text:p text:style-name="P23">Minister van Defensie: Margareth</text:p>
        </text:list-item>
        <text:list-item>
          <text:p text:style-name="P23">Wapenhandelaar en dealer: Jan-Harm <text:s/>(maar je noemt hem Sjamaan)</text:p>
        </text:list-item>
      </text:list>
      <text:p text:style-name="P28">* Je verveelt je niet graag, ze vind het leuk om mensen te shockeren, dat geeft je een kick. Dit kun je doen door bijvoorbeeld tegen iemand die met zijn vrouw staat te praten te zeggen dat hij gisteren toch wel beroerd slecht in bed was. Maar pas nadat je zeker weet dat de betrokkenen man en vrouw zijn, want anders vind je dat je een flater slaat. Je doet dit ook niet te vaak (je zou de relaties tussen de mensen in het spel misschien iets teveel ontwrichten…).</text:p>
      <text:p text:style-name="Standard"><text:span text:style-name="T1">Gordon en Mike</text:span><text:span text:style-name="T3">: Toen je Gordon zag, vond je hem meteen cool. Je zag hem voor het eerst in een kroeg met Mike. <text:s/>Je raakte met hen in gesprek en sprak vaker met hen af. Op een dag vertelde Mike je –op voorwaarde dat je Gordon niet zou laten weten dat jij het wist- dat Gordon een schaamziekte heeft. Toen Gordon later vroeg of hij je mocht kussen zei je nee om die reden. Hij vroeg toen hoezo hij je niet mocht kussen. Gewoon omdat je niet verliefd op hem was, zei je. Toen werd Gordon boos, hij zal wel niet gewend zijn afgewezen te worden en hebt hem sinds toen niet meer gezien. Sindsdien ga je met Mike uit, en cameraman. Hem vind je ook leuk.</text:span></text:p>
      <text:p text:style-name="Standard"><text:span text:style-name="T1">Jan-Harm</text:span><text:span text:style-name="T3">: deze man die zichzelf liever Sjamaan noemt is naast wapenhandelaar vooral dealer. Je kent hem niet; je koopt gewoon je wapens bij hem, maar het lijkt je wel een goede vent.</text:span></text:p>
      <text:p text:style-name="Standard"><text:span text:style-name="T1">Margareth</text:span><text:span text:style-name="T3">: De minister van Defensie is een goede vriendin van je. Als ze je geld geeft, koop je wapens voor haar bij Jan-Harm. Ze hoeft niet te weten dat je die wapens koopt bij een dealer, dus dat hou je een beetje vaag. Je weet dat Margareth een klein privé-legertje wil hebben voor het geval ze die nodig heeft. Je zei haar dat je best in dat legertje wil als <text:s/>ze dat je nodig heeft. Dat wil je graag, omdat het je een kick lijkt te geven om mensen overhoop te schieten.</text:span></text:p>
      <text:p text:style-name="Standard"><text:span text:style-name="T1">Judas</text:span><text:span text:style-name="T3">: je bent de minnaar van Judas, de minister van Economische Dingen. Dit doe j e om gratis drugs van hem te krijgen. Het schijnt dat hij ergens goedkoop aan drugs kan komen ofzo. Deze drugs verkoop je soms door aan Jan-Harm en soms gebruik je deze zelf.</text:span></text:p>
      <text:p text:style-name="Standard"><text:span text:style-name="T4">Doel:</text:span><text:span text:style-name="T3"> Mike versieren?, Margareth helpen met haar kleine legertje, </text:span></text:p>
      <text:p text:style-name="P25">20. Cammy</text:p>
      <text:p text:style-name="P4">Kolonel</text:p>
      <text:p text:style-name="P4">Stoer, verstandig, trots</text:p>
      <text:p text:style-name="P4">Bekenden:</text:p>
      <text:list xml:id="list1967660545" text:style-name="WW8Num13">
        <text:list-item>
          <text:p text:style-name="P24">Hippie: John</text:p>
        </text:list-item>
        <text:list-item>
          <text:p text:style-name="P24">Minister van Defensie: Margareth</text:p>
        </text:list-item>
        <text:list-item>
          <text:p text:style-name="P24">Jeugdzonde: Angie</text:p>
        </text:list-item>
        <text:list-item>
          <text:p text:style-name="P24">Vriendin: Christine</text:p>
        </text:list-item>
      </text:list>
      <text:p text:style-name="Standard"><text:span text:style-name="T1">Angie</text:span><text:span text:style-name="T3">: Toen jij die maanden in het leger zat, zat je bij haar in de groep. Op een avond dat jullie beide dronken waren, hebben jullie seks met elkaar gehad. Angie is niet veel later uit het leger <text:s/>gestapt. Jij had in ieder <text:s/>geval zeker spijt van wat jullie toen hebben gedaan: Angie is een nietsnut; ze zal het nooit ver schoppen in de wereld met zo’n karakter als het hare. Wat zou er nu van haar terecht gekomen zijn? Het lijkt je sterk dat ze het verder geschopt heeft dan jij: jij hebt door <text:s/>hard werken kolonel weten te worden en daar ben je trots op.</text:span></text:p>
      <text:p text:style-name="Standard"><text:span text:style-name="T1">Margareth</text:span><text:span text:style-name="T3">: Margareth en jij hebben in hetzelfde peloton gezeten in het leger totdat jullie vorig jaar beide kolonel werden van een andere </text:span></text:p>
      <text:p text:style-name="P4">divisie. Jullie mochten elkaar toen al <text:s/>niet, omdat zij het leger ziet als een middel om de baas te kunnen zijn en/of iets offensiefs. Jij ziet het leger als verdediging tegen landen met een leider zoals zij. Toen jullie vorig jaar kolonels werden van een andere divisie, heb je haar gelukkig amper mee gezien.</text:p>
      <text:p text:style-name="Standard"><text:span text:style-name="T1">John</text:span><text:span text:style-name="T3">: John is je vriendje. Je vindt hem zo grappig en een goede ziel hebbend en vredelievend. Niks mis met die jongen; je hebt ergere vriendjes gehad <text:s/>die opeen bleken te blowen ofzo.</text:span></text:p>
      <text:p text:style-name="Standard"><text:span text:style-name="T1">Christine</text:span><text:span text:style-name="T3">: Hé wat doet Christine her? Je hebt haar niet meer gezien sinds je in het leger bent gegaan. Wat zou er van haar geworden zijn? Want vroeger waren jullie goede vriendinnen.</text:span></text:p>
      <text:p text:style-name="Standard"><text:span text:style-name="T4">Doel:</text:span><text:span text:style-name="T3"> kijken hoe het met Angie is gegaan, hoe gaat het met Christine, schik maken met John.</text:span></text:p>
      <text:p text:style-name="P4"/>
      <text:p text:style-name="P4"/>
      <text:p text:style-name="P27"/>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nl" fo:country="NL"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Impact" fo:font-size="26pt" style:text-underline-style="solid" style:text-underline-width="auto" style:text-underline-color="font-color" style:font-size-asian="26pt"/>
    </style:style>
    <style:style style:name="MP2" style:family="paragraph" style:parent-style-name="Footer">
      <style:text-properties fo:font-size="18pt" style:font-size-asian="18pt"/>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839in" fo:margin-bottom="0.4453in" style:dynamic-spacing="true"/>
      </style:header-style>
      <style:footer-style>
        <style:header-footer-properties fo:min-height="0.4839in" fo:margin-top="0.4453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Confidential. For your eyes only. </text:p>
      </style:header>
      <style:footer>
        <text:p text:style-name="MP2">Rollen geschreven door Richèl Bilderbeek, 20 December 1999</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ctor</dc:title>
    <meta:initial-creator>bilderbeek</meta:initial-creator>
    <meta:creation-date>2000-04-17T23:29:00</meta:creation-date>
    <dc:creator>B1135007</dc:creator>
    <dc:date>2000-04-17T23:29:00</dc:date>
    <meta:editing-cycles>2</meta:editing-cycles>
    <meta:editing-duration>PT00H01M00S</meta:editing-duration>
    <meta:document-statistic meta:table-count="0" meta:image-count="0" meta:object-count="0" meta:page-count="20" meta:paragraph-count="304" meta:word-count="8246" meta:character-count="45254"/>
    <meta:generator>OpenOffice.org/3.2$Linux OpenOffice.org_project/320m12$Build-9483</meta:generator>
    <meta:user-defined meta:name="Info 1"/>
    <meta:user-defined meta:name="Info 2"/>
    <meta:user-defined meta:name="Info 3"/>
    <meta:user-defined meta:name="Info 4"/>
  </office:meta>
</office:document-meta>
</file>